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33663" officeooo:paragraph-rsid="0003366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28T16:11:06.280547070</meta:creation-date>
    <dc:date>2021-10-29T09:30:12.460842899</dc:date>
    <meta:editing-duration>PT3M53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